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f879" officeooo:paragraph-rsid="001bf879"/>
    </style:style>
    <style:style style:name="P2" style:family="paragraph" style:parent-style-name="Standard">
      <style:text-properties officeooo:rsid="001bf879" officeooo:paragraph-rsid="001c5cb5"/>
    </style:style>
    <style:style style:name="P3" style:family="paragraph" style:parent-style-name="Standard">
      <style:text-properties officeooo:rsid="001c5cb5" officeooo:paragraph-rsid="001c5cb5"/>
    </style:style>
    <style:style style:name="P4" style:family="paragraph" style:parent-style-name="Standard">
      <style:text-properties officeooo:rsid="001e43b9" officeooo:paragraph-rsid="001e43b9"/>
    </style:style>
    <style:style style:name="P5" style:family="paragraph" style:parent-style-name="Standard">
      <style:text-properties officeooo:rsid="001edc40" officeooo:paragraph-rsid="001edc40"/>
    </style:style>
    <style:style style:name="P6" style:family="paragraph" style:parent-style-name="Standard">
      <style:text-properties officeooo:rsid="001f98de" officeooo:paragraph-rsid="001f98de"/>
    </style:style>
    <style:style style:name="P7" style:family="paragraph" style:parent-style-name="Standard">
      <style:text-properties style:text-position="0% 100%" style:font-name="Liberation Serif1" officeooo:rsid="001e43b9" officeooo:paragraph-rsid="001e43b9"/>
    </style:style>
    <style:style style:name="P8" style:family="paragraph" style:parent-style-name="Standard">
      <style:text-properties style:text-position="0% 100%" style:font-name="Liberation Serif" officeooo:rsid="001edc40" officeooo:paragraph-rsid="001e43b9"/>
    </style:style>
    <style:style style:name="P9" style:family="paragraph" style:parent-style-name="Standard">
      <style:text-properties style:text-position="0% 100%" style:font-name="Liberation Serif" officeooo:rsid="001edc40" officeooo:paragraph-rsid="001edc40"/>
    </style:style>
    <style:style style:name="P10" style:family="paragraph" style:parent-style-name="Standard">
      <style:text-properties officeooo:rsid="001f98de" officeooo:paragraph-rsid="001f98de"/>
    </style:style>
    <style:style style:name="P11" style:family="paragraph" style:parent-style-name="Standard">
      <style:text-properties officeooo:rsid="00227cb0" officeooo:paragraph-rsid="00227cb0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Liberation Serif1"/>
    </style:style>
    <style:style style:name="T3" style:family="text">
      <style:text-properties style:text-position="super 58%" officeooo:rsid="001c5cb5"/>
    </style:style>
    <style:style style:name="T4" style:family="text">
      <style:text-properties style:text-position="super 58%" style:font-name="Liberation Serif"/>
    </style:style>
    <style:style style:name="T5" style:family="text">
      <style:text-properties style:text-position="0% 100%"/>
    </style:style>
    <style:style style:name="T6" style:family="text">
      <style:text-properties style:text-position="0% 100%" style:font-name="Liberation Serif1"/>
    </style:style>
    <style:style style:name="T7" style:family="text">
      <style:text-properties style:text-position="0% 100%" style:font-name="Liberation Serif"/>
    </style:style>
    <style:style style:name="T8" style:family="text">
      <style:text-properties style:text-position="0% 100%" style:font-name="Liberation Serif" officeooo:rsid="001edc40"/>
    </style:style>
    <style:style style:name="T9" style:family="text">
      <style:text-properties style:text-position="0% 100%" style:font-name="Liberation Serif" officeooo:rsid="001f98de"/>
    </style:style>
    <style:style style:name="T10" style:family="text">
      <style:text-properties style:text-position="0% 100%" style:font-name="Liberation Serif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1"/>
    </style:style>
    <style:style style:name="T13" style:family="text">
      <style:text-properties officeooo:rsid="001c5cb5"/>
    </style:style>
    <style:style style:name="T14" style:family="text">
      <style:text-properties fo:color="#b4c7dc" loext:opacity="100%" officeooo:rsid="001f98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y’ - 6y = 3e<text:span text:style-name="T1">2t</text:span></text:p>
      <text:p text:style-name="P1">y(1) = 0</text:p>
      <text:p text:style-name="P1"/>
      <text:p text:style-name="P1">D’après le théorème yht = <text:span text:style-name="T11">ƛ</text:span><text:span text:style-name="T12">e</text:span><text:span text:style-name="T2">-b/a*t</text:span><text:span text:style-name="T6"> avec </text:span><text:span text:style-name="T7">ƛ</text:span><text:span text:style-name="T6"> appartient à R</text:span></text:p>
      <text:p text:style-name="P1"><text:span text:style-name="T6"><text:tab/><text:tab/><text:tab/> <text:s text:c="3"/>= </text:span><text:span text:style-name="T7">ƛ</text:span><text:span text:style-name="T6">e</text:span><text:span text:style-name="T2">t/2 <text:s/></text:span><text:span text:style-name="T6">avec </text:span><text:span text:style-name="T7">ƛ</text:span><text:span text:style-name="T6"> appartient à R</text:span></text:p>
      <text:p text:style-name="P1"/>
      <text:p text:style-name="P1">c(t) est exponentielle donc yp = <text:span text:style-name="T5">ke</text:span><text:span text:style-name="T1">2t</text:span></text:p>
      <text:p text:style-name="P1"><text:tab/><text:tab/><text:tab/><text:tab/>y’p = <text:span text:style-name="T13">k * e</text:span><text:span text:style-name="T3">2t</text:span></text:p>
      <text:p text:style-name="P2">3y’ - 6y = 3e<text:span text:style-name="T1">2t</text:span></text:p>
      <text:p text:style-name="P3">3 * - <text:s/></text:p>
      <text:p text:style-name="P3"/>
      <text:p text:style-name="P3">par identification, </text:p>
      <text:p text:style-name="P3"/>
      <text:p text:style-name="P3">------------------------------------------------------------------------------------------------------------------------</text:p>
      <text:p text:style-name="P3"/>
      <text:p text:style-name="P4">2y’ – 6y = 3sin(3t) <text:span text:style-name="T14">+ cos(t)</text:span></text:p>
      <text:p text:style-name="P4">y(0) = 1</text:p>
      <text:p text:style-name="P4"/>
      <text:p text:style-name="P4">1) D’ap théorème yh = <text:span text:style-name="T7">ƛ</text:span><text:span text:style-name="T6">e</text:span><text:span text:style-name="T2">-b/a*t</text:span><text:span text:style-name="T6"> = </text:span><text:span text:style-name="T7">ƛ</text:span><text:span text:style-name="T6">e</text:span><text:span text:style-name="T2">-(-6)/2*t </text:span><text:span text:style-name="T6">= </text:span><text:span text:style-name="T7">ƛ</text:span><text:span text:style-name="T6">e</text:span><text:span text:style-name="T2">3t</text:span></text:p>
      <text:p text:style-name="P4"><text:span text:style-name="T6"/></text:p>
      <text:p text:style-name="P4"><text:span text:style-name="T6">2) c(t) = 3sin(3t) fonct trigo → yp = </text:span><text:span text:style-name="T7">α </text:span><text:span text:style-name="T6">sin(3t) + </text:span><text:span text:style-name="T7">β</text:span><text:span text:style-name="T6"> cos(3t)</text:span></text:p>
      <text:p text:style-name="P4"><text:span text:style-name="T6"><text:tab/><text:tab/><text:tab/><text:tab/> <text:s text:c="2"/>y’p = <text:s/>3</text:span><text:span text:style-name="T7">α cos</text:span><text:span text:style-name="T6">(3t) + 3</text:span><text:span text:style-name="T7">β</text:span><text:span text:style-name="T6"> sin(3t)</text:span></text:p>
      <text:p text:style-name="P7">2y’p – 6yp = 3sin(3t)</text:p>
      <text:p text:style-name="P4"><text:span text:style-name="T6">6</text:span><text:span text:style-name="T7">α cos</text:span><text:span text:style-name="T6">(3t) - 6</text:span><text:span text:style-name="T7">β</text:span><text:span text:style-name="T6"> sin(3t) - 6</text:span><text:span text:style-name="T7">α </text:span><text:span text:style-name="T6">sin(3t) - 6</text:span><text:span text:style-name="T7">β</text:span><text:span text:style-name="T6"> cos(3t) = 3sin(3t)</text:span></text:p>
      <text:p text:style-name="P4"><text:span text:style-name="T6">sin(3t) (-6</text:span><text:span text:style-name="T7">β</text:span><text:span text:style-name="T6"> -6</text:span><text:span text:style-name="T7">α</text:span><text:span text:style-name="T6">) + cos(3t) (6</text:span><text:span text:style-name="T7">α - 6β</text:span><text:span text:style-name="T6">) = 3sin(3t)</text:span></text:p>
      <text:p text:style-name="P4"><text:span text:style-name="T6"/></text:p>
      <text:p text:style-name="P7">Par identification, <text:tab/></text:p>
      <text:p text:style-name="P4"><text:span text:style-name="T6">-6</text:span><text:span text:style-name="T7">β</text:span><text:span text:style-name="T6"> – 6</text:span><text:span text:style-name="T7">α</text:span><text:span text:style-name="T6"> = 3</text:span></text:p>
      <text:p text:style-name="P4"><text:span text:style-name="T6">6</text:span><text:span text:style-name="T7">α</text:span><text:span text:style-name="T6"> - 6</text:span><text:span text:style-name="T7">β</text:span><text:span text:style-name="T6">= 0 → 6</text:span><text:span text:style-name="T7">α </text:span><text:span text:style-name="T8">= 6β → α = β</text:span></text:p>
      <text:p text:style-name="P4"><text:span text:style-name="T8"/></text:p>
      <text:p text:style-name="P8">-6α – 6α = 3</text:p>
      <text:p text:style-name="P8">-12α = 3</text:p>
      <text:p text:style-name="P9">α = 3 / -12 = -1/4 </text:p>
      <text:p text:style-name="P5"><text:span text:style-name="T7"/></text:p>
      <text:p text:style-name="P9">donc yp = -1/4sin(3t) – 1/4cos(3t)</text:p>
      <text:p text:style-name="P5"><text:span text:style-name="T7"/></text:p>
      <text:p text:style-name="P5"><text:span text:style-name="T7">3) y6 = yh + yp = ƛe</text:span><text:span text:style-name="T4">3t</text:span><text:span text:style-name="T7">- 1/4sin(3t) – 1/4cos(3t) avc ƛ dans R</text:span></text:p>
      <text:p text:style-name="P5"><text:span text:style-name="T7"/></text:p>
      <text:p text:style-name="P5"><text:span text:style-name="T7">4) y(0) = ƛe</text:span><text:span text:style-name="T4">0</text:span><text:span text:style-name="T7"> – 1/4sin(0) – 1/4cos(0)</text:span></text:p>
      <text:p text:style-name="P9"><text:tab/>= ƛ * 1 – 0 – 1/4 * 1</text:p>
      <text:p text:style-name="P9"><text:tab/>= ƛ – 1/4</text:p>
      <text:p text:style-name="P9"><text:s text:c="4"/></text:p>
      <text:p text:style-name="P9">y(0) = 1</text:p>
      <text:p text:style-name="P9">ƛ - 1/4 = 1</text:p>
      <text:p text:style-name="P9">ƛ= 1 + 1/4 = 5/4<text:tab/></text:p>
      <text:p text:style-name="P5"><text:span text:style-name="T7"/></text:p>
      <text:p text:style-name="P9">Donc l’unique solution est </text:p>
      <text:p text:style-name="P5"><text:span text:style-name="T7"/></text:p>
      <text:p text:style-name="P5"><text:span text:style-name="T7">y(t) = 5/4e </text:span><text:span text:style-name="T4">3t</text:span><text:span text:style-name="T7"> – 1/4sin(3t) – 1/4cos(3t)</text:span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oft-page-break/><text:span text:style-name="T7">-</text:span><text:span text:style-name="T9">y’ + 2y = cos(2t)/4</text:span></text:p>
      <text:p text:style-name="P6"><text:span text:style-name="T7">y(pi/2) = 1</text:span></text:p>
      <text:p text:style-name="P6"><text:span text:style-name="T7"/></text:p>
      <text:p text:style-name="P11"><text:span text:style-name="T7">D’ap le théorème yh = </text:span><text:span text:style-name="T7">ƛ</text:span><text:span text:style-name="T4">-2/-1t <text:s/></text:span><text:span text:style-name="T7">= </text:span><text:span text:style-name="T7">ƛ</text:span></text:p>
      <text:p text:style-name="P6"><text:span text:style-name="T7"/></text:p>
      <text:p text:style-name="P6"><text:span text:style-name="T7">((0.735876443913*exp(2*t)+cos(2*t)-sin(2*t))/1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12:36:02.880982125</meta:creation-date>
    <dc:date>2025-03-20T12:56:37.426448394</dc:date>
    <meta:editing-duration>PT57M17S</meta:editing-duration>
    <meta:editing-cycles>4</meta:editing-cycles>
    <meta:generator>LibreOffice/24.2.5.2$Linux_X86_64 LibreOffice_project/420$Build-2</meta:generator>
    <meta:document-statistic meta:table-count="0" meta:image-count="0" meta:object-count="0" meta:page-count="2" meta:paragraph-count="39" meta:word-count="225" meta:character-count="1127" meta:non-whitespace-character-count="892"/>
  </office:meta>
</office:document-meta>
</file>